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6cm"/>
    </style:style>
    <style:style style:name="co2" style:family="table-column">
      <style:table-column-properties fo:break-before="auto" style:column-width="12.326cm"/>
    </style:style>
    <style:style style:name="co3" style:family="table-column">
      <style:table-column-properties fo:break-before="auto" style:column-width="11.455cm"/>
    </style:style>
    <style:style style:name="co4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fo:background-color="#f4b08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d9e1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fo:background-color="#d9e1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rotation-align="none"/>
    </style:style>
    <style:style style:name="ce5" style:family="table-cell" style:parent-style-name="Excel_20_Built-in_20_Normal">
      <style:table-cell-properties fo:background-color="#d9e1f2" style:diagonal-bl-tr="none" style:diagonal-tl-br="none" fo:border="0.035cm solid #000000" style:rotation-align="none"/>
    </style:style>
    <style:style style:name="ce6" style:family="table-cell" style:parent-style-name="Hyperlink" style:data-style-name="N8000">
      <style:table-cell-properties fo:border-bottom="none" fo:background-color="#d9e1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f4b08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d9e1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Test case id:</text:p>
          </table:table-cell>
          <table:table-cell table:style-name="ce1" office:value-type="string">
            <text:p>2.1.</text:p>
          </table:table-cell>
          <table:table-cell table:style-name="ce1" office:value-type="string">
            <text:p>Date of design: 14.08.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tle:</text:p>
          </table:table-cell>
          <table:table-cell table:style-name="ce2" office:value-type="string">
            <text:p><text:s/>Check body of the "products" list .</text:p>
          </table:table-cell>
          <table:table-cell table:style-name="ce2" office:value-type="string">
            <text:p>Tester: <text:s/>Wojciech Żero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iority:</text:p>
          </table:table-cell>
          <table:table-cell table:style-name="ce2" office:value-type="string">
            <text:p>Automation</text:p>
          </table:table-cell>
          <table:table-cell table:style-name="ce2" office:value-type="string">
            <text:p>Date of execution: 14.08.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est enviromnet:</text:p>
          </table:table-cell>
          <table:table-cell table:style-name="ce2" office:value-type="string">
            <text:p><text:s/>- os win10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- chrome browser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Test data:</text:p>
          </table:table-cell>
          <table:table-cell table:style-name="ce5" office:value-type="string">
            <text:p><text:s/>- url :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6" office:value-type="string">
            <text:p><text:a xlink:href="https://react-shopping-cart-67954.firebaseapp.com/"> https://react-shopping-cart-67954.firebaseapp.com/</text:a>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Testing steps:</text:p>
          </table:table-cell>
          <table:table-cell table:style-name="ce1" office:value-type="string">
            <text:p>Test case actions:</text:p>
          </table:table-cell>
          <table:table-cell table:style-name="ce7" office:value-type="string">
            <text:p>expected result/result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Visit given url.</text:p>
          </table:table-cell>
          <table:table-cell table:style-name="ce8" office:value-type="string">
            <text:p>url equals given url/pass</text:p>
          </table:table-cell>
          <table:table-cell table:number-columns-repeated="1021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Check number of the products in the product list</text:p>
          </table:table-cell>
          <table:table-cell table:style-name="ce8" office:value-type="string">
            <text:p>Number of products is equal with no in 'Products found'.</text:p>
          </table:table-cell>
          <table:table-cell table:number-columns-repeated="102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Check if each row has equal number of products.</text:p>
          </table:table-cell>
          <table:table-cell table:style-name="ce8" office:value-type="string">
            <text:p>Each row has the same no. of products.</text:p>
          </table:table-cell>
          <table:table-cell table:number-columns-repeated="102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Check if number of columns .</text:p>
          </table:table-cell>
          <table:table-cell table:style-name="ce8" office:value-type="string">
            <text:p>There is ceratin amount of coulumns.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15.08.2022</text:date>, <text:time>18:19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15T18:19:13.11</dc:date>
    <dc:creator>Wojciech Adam</dc:creator>
    <meta:document-statistic meta:table-count="1" meta:cell-count="30" meta:object-count="0"/>
    <meta:generator>OpenOffice/4.1.13$Win32 OpenOffice.org_project/4113m1$Build-9810</meta:generator>
  </office:meta>
</office:document-meta>
</file>